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1" svg:font-family="Albany, sans-serif"/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3" style:family="paragraph" style:parent-style-name="Text_20_body">
      <style:paragraph-properties fo:margin-left="0.499cm" fo:margin-right="0cm" fo:margin-top="0cm" fo:margin-bottom="0cm" loext:contextual-spacing="false" fo:line-height="100%" fo:text-indent="0cm" style:auto-text-indent="false"/>
    </style:style>
    <style:style style:name="P4" style:family="paragraph" style:parent-style-name="Heading_20_2">
      <style:paragraph-properties fo:line-height="150%"/>
    </style:style>
    <style:style style:name="P5" style:family="paragraph" style:parent-style-name="Heading_20_2">
      <style:paragraph-properties fo:line-height="150%"/>
      <style:text-properties style:font-name="Liberation Sans" fo:font-size="12pt"/>
    </style:style>
    <style:style style:name="P6" style:family="paragraph" style:parent-style-name="Text_20_body" style:master-page-name="HTML">
      <style:paragraph-properties fo:margin-top="0.42cm" fo:margin-bottom="0.499cm" loext:contextual-spacing="false" fo:line-height="100%" style:page-number="auto" fo:keep-with-next="always"/>
    </style:style>
    <style:style style:name="P7" style:family="paragraph" style:parent-style-name="Heading_20_2">
      <style:paragraph-properties fo:line-height="150%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fo:font-weight="bold"/>
    </style:style>
    <style:style style:name="T3" style:family="text">
      <style:text-properties style:font-name="Liberation Sans" fo:font-size="12pt" fo:font-weight="normal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style:font-name="Liberation Sans" fo:font-size="12pt" fo:font-style="normal" fo:font-weight="normal"/>
    </style:style>
    <style:style style:name="T6" style:family="text">
      <style:text-properties fo:color="#000000"/>
    </style:style>
    <style:style style:name="T7" style:family="text">
      <style:text-properties fo:color="#000000" style:font-name="Liberation Sans" fo:font-size="12pt" fo:font-weight="normal"/>
    </style:style>
    <style:style style:name="T8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T9" style:family="text">
      <style:text-properties style:font-name="Albany1" fo:font-size="16pt" fo:font-weight="bol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h text:style-name="P4" text:outline-level="2"><text:bookmark-start text:name="__RefHeading___Toc2100_1522826305"/><text:span text:style-name="T1">#983</text:span><text:bookmark-end text:name="__RefHeading___Toc2100_1522826305"/></text:h>
        <text:p text:style-name="P1"/>
        <text:p text:style-name="P2">A humildade diante dos homens é, com freqüência, a melhor prova de restauração diante de Deus.</text:p>
        <text:p text:style-name="P1"/>
        <text:h text:style-name="P4" text:outline-level="2"><text:bookmark-start text:name="__RefHeading___Toc2102_1522826305"/><text:a xlink:type="simple" xlink:href="http://bibliaonline.com.br/acf/ed/1" text:style-name="Internet_20_link" text:visited-style-name="Visited_20_Internet_20_Link"><text:span text:style-name="T1">ESDRAS 1</text:span></text:a><text:bookmark-end text:name="__RefHeading___Toc2102_1522826305"/></text:h>
        <text:p text:style-name="P1"/>
        <text:p text:style-name="P2">Cinco livros, embora nem todos estejam juntos na ordem dos Livros da Bíblia, nos falam de uma única época. Todos eles apontam para a época logo antes do Senhor Jesus vir ao mundo. Esdras, Neemias, Ageu, Zacarias e Malaquias. Estes cinco livros falam da época da volta de um pequeno grupo que tinha seu coração para o Senhor, e desejavam deixar a vida próspera de Babilônia. O reino de Judá (apenas 2 tribos) tinha sido levado para o cativeiro na Babilônia logo antes do ano 500 AC, ficando lá 70 anos. </text:p>
        <text:p text:style-name="P1"/>
        <text:p text:style-name="P1"><text:a xlink:type="simple" xlink:href="http://bibliaonline.com.br/acf/ed/1" text:style-name="Internet_20_link" text:visited-style-name="Visited_20_Internet_20_Link"><text:span text:style-name="T1">Capítulos 1</text:span></text:a><text:span text:style-name="T1">-6 Estes capítulos falam da história do que aconteceu cerca de 70 anos antes. (ed não tinha nascido naquela época).</text:span></text:p>
        <text:p text:style-name="P1"/>
        <text:p text:style-name="P2">Voltemos aos motivos que levaram Israel ser levado para o cativeiro. Foi por terem abandonado o Senhor. Assim o Senhor convocou a cabeça dos primeiros e maiores impérios do mundo... Babilônia, para que levasse Judá para fora de sua terra. Aqui eles já tinham passado 70 anos em Babilônia.</text:p>
        <text:p text:style-name="P1"/>
        <text:p text:style-name="P1"><text:a xlink:type="simple" xlink:href="http://bibliaonline.com.br/acf/ed/1/1-4" text:style-name="Internet_20_link" text:visited-style-name="Visited_20_Internet_20_Link"><text:span text:style-name="T1">Ed 1:1-4</text:span></text:a><text:span text:style-name="T1"> Ciro era cabeça do segundo império mundial, a Pérsia (hoje Irã). Ele oferece a possibilidade dos cativos de Israel voltarem a Jerusalém. Ele pagaria suas despesas. (Que Deus de misericórdia, amor e poder nós temos!)</text:span></text:p>
        <text:p text:style-name="P1"/>
        <text:p text:style-name="P1"><text:a xlink:type="simple" xlink:href="http://bibliaonline.com.br/acf/ed/1/5-11" text:style-name="Internet_20_link" text:visited-style-name="Visited_20_Internet_20_Link"><text:span text:style-name="T1">Ed 1:5-11</text:span></text:a><text:span text:style-name="T1"> O Rei Ciro fez algo maravilhoso. Disse aos cativos que levassem de volta a Jerusalém todos os vasos da casa do Senhor que o outro rei de Babilônia havia roubado 70 anos antes.</text:span></text:p>
        <text:p text:style-name="P1"/>
        <text:h text:style-name="P5" text:outline-level="2"><text:bookmark-start text:name="__RefHeading___Toc2104_1522826305"/>#984<text:bookmark-end text:name="__RefHeading___Toc2104_1522826305"/></text:h>
        <text:p text:style-name="P1"/>
        <text:p text:style-name="P2">O segredo do progresso verdadeiro é uma ligação pessoal a Ele.</text:p>
        <text:p text:style-name="P1"><text:soft-page-break/></text:p>
        <text:h text:style-name="P4" text:outline-level="2"><text:bookmark-start text:name="__RefHeading___Toc2106_1522826305"/><text:a xlink:type="simple" xlink:href="http://bibliaonline.com.br/acf/ed/2/1-57" text:style-name="Internet_20_link" text:visited-style-name="Visited_20_Internet_20_Link"><text:span text:style-name="T1">ESDRAS 2, Vers. 1-57</text:span></text:a><text:bookmark-end text:name="__RefHeading___Toc2106_1522826305"/></text:h>
        <text:p text:style-name="P1"/>
        <text:p text:style-name="P1"><text:a xlink:type="simple" xlink:href="http://bibliaonline.com.br/acf/ed/2/1-2" text:style-name="Internet_20_link" text:visited-style-name="Visited_20_Internet_20_Link"><text:span text:style-name="T1">Ed 2:1-2</text:span></text:a><text:span text:style-name="T1"> Os nomes verdadeiros de alguns daqueles que queriam voltar para o centro de Deus... Jerusalém. Embora tudo estivesse em ruínas ali, eles ainda assim desejavam ir. Muitos nunca haviam estado lá!</text:span></text:p>
        <text:p text:style-name="P1"/>
        <text:p text:style-name="P1"><text:a xlink:type="simple" xlink:href="http://bibliaonline.com.br/acf/ed/2/2" text:style-name="Internet_20_link" text:visited-style-name="Visited_20_Internet_20_Link"><text:span text:style-name="T1">Ed 2:2</text:span></text:a><text:span text:style-name="T1"> Zorobabel era o líder. Abra em Mateus </text:span><text:a xlink:type="simple" xlink:href="http://bibliaonline.com.br/acf/mt/1/1-16" text:style-name="Internet_20_link" text:visited-style-name="Visited_20_Internet_20_Link"><text:span text:style-name="T1">1:1-16</text:span></text:a><text:span text:style-name="T1"> (a linhagem real que vai de Abraão, passando pelo Rei Davi, até Cristo - </text:span><text:a xlink:type="simple" xlink:href="http://bibliaonline.com.br/acf/ed/2/16" text:style-name="Internet_20_link" text:visited-style-name="Visited_20_Internet_20_Link"><text:span text:style-name="T1">vers. 16</text:span></text:a><text:span text:style-name="T1"> - Repare o </text:span><text:a xlink:type="simple" xlink:href="http://bibliaonline.com.br/acf/ed/2/12" text:style-name="Internet_20_link" text:visited-style-name="Visited_20_Internet_20_Link"><text:span text:style-name="T1">versículo 12</text:span></text:a><text:span text:style-name="T1">). Será que Deus controla as coisas? Esse mesmo homem, Zorobabel, é daquela linhagem real - na verdade da linhagem do Rei de Israel. Assim como Jesus era - (</text:span><text:a xlink:type="simple" xlink:href="http://bibliaonline.com.br/acf/mt/2/1-2" text:style-name="Internet_20_link" text:visited-style-name="Visited_20_Internet_20_Link"><text:span text:style-name="T1">Mt 2:1-2</text:span></text:a><text:span text:style-name="T1"> e </text:span><text:a xlink:type="simple" xlink:href="http://bibliaonline.com.br/acf/mt/27/37" text:style-name="Internet_20_link" text:visited-style-name="Visited_20_Internet_20_Link"><text:span text:style-name="T1">27:37</text:span></text:a><text:span text:style-name="T1">).</text:span></text:p>
        <text:p text:style-name="P1"/>
        <text:p text:style-name="P1"><text:a xlink:type="simple" xlink:href="http://bibliaonline.com.br/acf/ed/2/2-58" text:style-name="Internet_20_link" text:visited-style-name="Visited_20_Internet_20_Link"><text:span text:style-name="T1">Ed 2:2-58</text:span></text:a><text:span text:style-name="T1"> Embora possamos achar difícil até pronunciar estes nomes, o Senhor quer tão bem essas pessoas que nos diz quem elas eram! Repare que eles são separados por famílias (gaste um minuto para ler Êxodo </text:span><text:a xlink:type="simple" xlink:href="http://bibliaonline.com.br/acf/ex/1/1" text:style-name="Internet_20_link" text:visited-style-name="Visited_20_Internet_20_Link"><text:span text:style-name="T1">1:1</text:span></text:a><text:span text:style-name="T1">). Quão felizes somos quando nossos filhos seguem o Senhor. Podemos contar com isso quando nós mesmos O seguimos.</text:span></text:p>
        <text:p text:style-name="P1"/>
        <text:h text:style-name="P5" text:outline-level="2"><text:bookmark-start text:name="__RefHeading___Toc2108_1522826305"/>#985<text:bookmark-end text:name="__RefHeading___Toc2108_1522826305"/></text:h>
        <text:p text:style-name="P1"/>
        <text:p text:style-name="P2">Sempre que existir uma real necessidade no deserto, é pecado duvidar que Deus queira nos ajudar. Tentar o Senhor é duvidar do suprimento de bondade que Ele possui, dando tudo o que precisamos.</text:p>
        <text:p text:style-name="P1"/>
        <text:h text:style-name="P4" text:outline-level="2"><text:bookmark-start text:name="__RefHeading___Toc2110_1522826305"/><text:a xlink:type="simple" xlink:href="http://bibliaonline.com.br/acf/ed/2/58-70" text:style-name="Internet_20_link" text:visited-style-name="Visited_20_Internet_20_Link"><text:span text:style-name="T1">ESDRAS 2, Vers. 58-70</text:span></text:a><text:bookmark-end text:name="__RefHeading___Toc2110_1522826305"/></text:h>
        <text:p text:style-name="P1"/>
        <text:p text:style-name="P1"><text:a xlink:type="simple" xlink:href="http://bibliaonline.com.br/acf/ed/2/61-63" text:style-name="Internet_20_link" text:visited-style-name="Visited_20_Internet_20_Link"><text:span text:style-name="T1">Ed 2:61-63</text:span></text:a><text:span text:style-name="T1"> Uma triste e importante lição. Alguns foram "excluídos do sacerdócio" porque não podia provar a que famílias pertenciam. Isso não fazia diferença enquanto estavam no cativeiro, mas ao retornarem para ocupar novamente o lugar onde o Senhor havia colocado o Seu nome, havia muito cuidado quanto a quem deveria atuar como sacerdote e quem não deveria. Quando se trata de uma questão de adoração a Deus, vemos como é extremamente necessário que isto seja feito de acordo com a ordem de Deus, e não conforme aquilo que os homens pensam. (É por isso que existem tantas denominações hoje). João </text:span><text:a xlink:type="simple" xlink:href="http://bibliaonline.com.br/acf/jo/4/23" text:style-name="Internet_20_link" text:visited-style-name="Visited_20_Internet_20_Link"><text:span text:style-name="T1">4:23</text:span></text:a></text:p>
        <text:p text:style-name="P1"><text:soft-page-break/></text:p>
        <text:p text:style-name="P1"><text:a xlink:type="simple" xlink:href="http://bibliaonline.com.br/acf/ed/2/68" text:style-name="Internet_20_link" text:visited-style-name="Visited_20_Internet_20_Link"><text:span text:style-name="T1">Ed 2:68</text:span></text:a><text:span text:style-name="T1"> Quando eles chegam à casa do Senhor que está em Jerusalém, vêem que ela foi destruída. Eles haviam voltado para reconstrui-la - todavia agem em uma maravilhosa fé, como se a casa estivesse inteira.</text:span></text:p>
        <text:p text:style-name="P1"/>
        <text:p text:style-name="P1"><text:a xlink:type="simple" xlink:href="http://bibliaonline.com.br/acf/ed/2/70" text:style-name="Internet_20_link" text:visited-style-name="Visited_20_Internet_20_Link"><text:span text:style-name="T1">Ed 2:70</text:span></text:a><text:span text:style-name="T1"> Lemos de sete grupos. Aqueles que retornaram eram vistos como ocupando o lugar da nação de "todo o Israel", embora fossem menos de 50.000 (leia Romanos </text:span><text:a xlink:type="simple" xlink:href="http://bibliaonline.com.br/acf/rm/11/26" text:style-name="Internet_20_link" text:visited-style-name="Visited_20_Internet_20_Link"><text:span text:style-name="T1">11:26</text:span></text:a><text:span text:style-name="T1">).</text:span></text:p>
        <text:p text:style-name="P1"/>
        <text:h text:style-name="P5" text:outline-level="2"><text:bookmark-start text:name="__RefHeading___Toc2112_1522826305"/>#986<text:bookmark-end text:name="__RefHeading___Toc2112_1522826305"/></text:h>
        <text:p text:style-name="P1"/>
        <text:p text:style-name="P2">Onde há o temor do Senhor, aí haverá o entendimento da Sua Palavra e vontade. Mas a Palavra de Deus não será simples se não houver sujeição a ela.</text:p>
        <text:p text:style-name="P1"/>
        <text:h text:style-name="P4" text:outline-level="2"><text:bookmark-start text:name="__RefHeading___Toc2114_1522826305"/><text:a xlink:type="simple" xlink:href="http://bibliaonline.com.br/acf/ed/3" text:style-name="Internet_20_link" text:visited-style-name="Visited_20_Internet_20_Link"><text:span text:style-name="T1">ESDRAS 3</text:span></text:a><text:bookmark-end text:name="__RefHeading___Toc2114_1522826305"/></text:h>
        <text:p text:style-name="P1"/>
        <text:p text:style-name="P1"><text:a xlink:type="simple" xlink:href="http://bibliaonline.com.br/acf/ed/3/1" text:style-name="Internet_20_link" text:visited-style-name="Visited_20_Internet_20_Link"><text:span text:style-name="T1">Ed 3:1</text:span></text:a><text:span text:style-name="T1"> O próprio Senhor havia escolhido Jerusalém - Deuteronômio </text:span><text:a xlink:type="simple" xlink:href="http://bibliaonline.com.br/acf/dt/12/5" text:style-name="Internet_20_link" text:visited-style-name="Visited_20_Internet_20_Link"><text:span text:style-name="T1">12:5</text:span></text:a><text:span text:style-name="T1">. E em resposta ao Seu chamado, eles estavam todos reunidos ali. Repare... "como um só homem". Todos eles tinham um único objetivo... estar onde o Senhor queria que estivessem. Isso sempre produz unidade.</text:span></text:p>
        <text:p text:style-name="P1"/>
        <text:p text:style-name="P1"><text:a xlink:type="simple" xlink:href="http://bibliaonline.com.br/acf/ed/3/2-3" text:style-name="Internet_20_link" text:visited-style-name="Visited_20_Internet_20_Link"><text:span text:style-name="T1">Ed 3:2-3</text:span></text:a><text:span text:style-name="T1"> Eles estavam cercados de inimigos, e os temiam. A primeira coisa que fizeram foi levantar o altar e oferecer ofertas queimadas. Eles deram imediatamente ao Senhor o Seu devido lugar, e confiaram nEle para cuidar deles.</text:span></text:p>
        <text:p text:style-name="P1"/>
        <text:p text:style-name="P1"><text:a xlink:type="simple" xlink:href="http://bibliaonline.com.br/acf/ed/3/4" text:style-name="Internet_20_link" text:visited-style-name="Visited_20_Internet_20_Link"><text:span text:style-name="T1">Ed 3:4</text:span></text:a><text:span text:style-name="T1"> Sacrificando e guardando a festa dos Tabernáculos com alegria! Louvor a Deus no </text:span><text:a xlink:type="simple" xlink:href="http://bibliaonline.com.br/acf/ed/3/3" text:style-name="Internet_20_link" text:visited-style-name="Visited_20_Internet_20_Link"><text:span text:style-name="T1">versículo 3</text:span></text:a><text:span text:style-name="T1">, alegria em seus corações - </text:span><text:a xlink:type="simple" xlink:href="http://bibliaonline.com.br/acf/ed/3/4" text:style-name="Internet_20_link" text:visited-style-name="Visited_20_Internet_20_Link"><text:span text:style-name="T1">vers. 4</text:span></text:a><text:span text:style-name="T1">.</text:span></text:p>
        <text:p text:style-name="P1"/>
        <text:p text:style-name="P1"><text:a xlink:type="simple" xlink:href="http://bibliaonline.com.br/acf/ed/3/8-13" text:style-name="Internet_20_link" text:visited-style-name="Visited_20_Internet_20_Link"><text:span text:style-name="T1">Ed 3:8-13</text:span></text:a><text:span text:style-name="T1"> Uma importante lição. Quando os fundamentos dessa nova casa do Senhor foram lançados, houve grande alegria e gratidão. Mas havia alguns velhos Judeus que se lembravam da glória do templo de Salomão; esses choraram quando viram esse novo alicerce, tão pobre e pequeno, nada parecido aos "velhos tempos". Abra em Ageu </text:span><text:a xlink:type="simple" xlink:href="http://bibliaonline.com.br/acf/ag/2" text:style-name="Internet_20_link" text:visited-style-name="Visited_20_Internet_20_Link"><text:span text:style-name="T1">capítulo 2</text:span></text:a><text:span text:style-name="T1">, e veja que Deus ouviu seu choro e enviou uma maravilhosa mensagem. Leia os versículos </text:span><text:a xlink:type="simple" xlink:href="http://bibliaonline.com.br/acf/ag/2/3-5" text:style-name="Internet_20_link" text:visited-style-name="Visited_20_Internet_20_Link"><text:span text:style-name="T1">3-5</text:span></text:a><text:span text:style-name="T1">.</text:span></text:p>
        <text:p text:style-name="P1"><text:soft-page-break/></text:p>
        <text:h text:style-name="P5" text:outline-level="2"><text:bookmark-start text:name="__RefHeading___Toc2116_1522826305"/>#987<text:bookmark-end text:name="__RefHeading___Toc2116_1522826305"/></text:h>
        <text:p text:style-name="P1"/>
        <text:p text:style-name="P2">A comunhão com os santos é preciosa, mas devo ter intimidade de comunhão com Deus acima de tudo, e comunhão com os santos fluirá da comunhão com Deus.</text:p>
        <text:p text:style-name="P1"/>
        <text:h text:style-name="P4" text:outline-level="2"><text:bookmark-start text:name="__RefHeading___Toc2118_1522826305"/><text:a xlink:type="simple" xlink:href="http://bibliaonline.com.br/acf/ed/4" text:style-name="Internet_20_link" text:visited-style-name="Visited_20_Internet_20_Link"><text:span text:style-name="T1">ESDRAS 4</text:span></text:a><text:bookmark-end text:name="__RefHeading___Toc2118_1522826305"/></text:h>
        <text:p text:style-name="P1"/>
        <text:p text:style-name="P1"><text:a xlink:type="simple" xlink:href="http://bibliaonline.com.br/acf/ed/4/2" text:style-name="Internet_20_link" text:visited-style-name="Visited_20_Internet_20_Link"><text:span text:style-name="T1">Ed 4:2</text:span></text:a><text:span text:style-name="T1"> Estes inimigos se aproximam dos fiéis Judeus com engano.</text:span></text:p>
        <text:p text:style-name="P1"/>
        <text:p text:style-name="P1"><text:a xlink:type="simple" xlink:href="http://bibliaonline.com.br/acf/ed/4/3" text:style-name="Internet_20_link" text:visited-style-name="Visited_20_Internet_20_Link"><text:span text:style-name="T1">Ed 4:3</text:span></text:a><text:span text:style-name="T1"> Uma boa resposta.</text:span></text:p>
        <text:p text:style-name="P1"/>
        <text:p text:style-name="P1"><text:a xlink:type="simple" xlink:href="http://bibliaonline.com.br/acf/ed/4/4-6" text:style-name="Internet_20_link" text:visited-style-name="Visited_20_Internet_20_Link"><text:span text:style-name="T1">Ed 4:4-6</text:span></text:a><text:span text:style-name="T1"> Mas o inimigo tenta outro método.</text:span></text:p>
        <text:p text:style-name="P1"/>
        <text:p text:style-name="P1"><text:a xlink:type="simple" xlink:href="http://bibliaonline.com.br/acf/ed/4/7-16" text:style-name="Internet_20_link" text:visited-style-name="Visited_20_Internet_20_Link"><text:span text:style-name="T1">Ed 4:7-16</text:span></text:a><text:span text:style-name="T1"> Uma carta escrita ao rei Artaxerxes (onde os Judeus tinham permanecido durante 70 anos), levando reclamações contra estes Judeus.</text:span></text:p>
        <text:p text:style-name="P1"/>
        <text:p text:style-name="P1"><text:a xlink:type="simple" xlink:href="http://bibliaonline.com.br/acf/ed/4/17-24" text:style-name="Internet_20_link" text:visited-style-name="Visited_20_Internet_20_Link"><text:span text:style-name="T1">Ed 4:17-24</text:span></text:a><text:span text:style-name="T1"> Uma resposta retorna vinda do rei e é ordenado que o trabalho seja interrompido. Que estranho isso, pois era realmente uma obra do Senhor, e todavia o inimigo consegue pará-la. Mas, se abrirmos o livro de Ageu, descobriremos que havia uma razão espiritual para isso. O Capítulo 1, vers. </text:span><text:a xlink:type="simple" xlink:href="http://bibliaonline.com.br/acf/ag/1/2,4,9" text:style-name="Internet_20_link" text:visited-style-name="Visited_20_Internet_20_Link"><text:span text:style-name="T1">2, 4 e 9</text:span></text:a><text:span text:style-name="T1"> conta uma triste história. Assim que colocaram os fundamentos da casa, eles começaram a negligenciar seu trabalho, e passaram a construir suas próprias casas. (Se formos infiéis, o Senhor pode permitir que o inimigo nos ataque).</text:span></text:p>
        <text:p text:style-name="P1"/>
        <text:h text:style-name="P5" text:outline-level="2"><text:bookmark-start text:name="__RefHeading___Toc2120_1522826305"/>#988<text:bookmark-end text:name="__RefHeading___Toc2120_1522826305"/></text:h>
        <text:p text:style-name="P1"/>
        <text:p text:style-name="P2">A comunhão com Deus sempre dá confiança em Seu poder.</text:p>
        <text:p text:style-name="P1"/>
        <text:h text:style-name="P4" text:outline-level="2"><text:bookmark-start text:name="__RefHeading___Toc2122_1522826305"/><text:a xlink:type="simple" xlink:href="http://bibliaonline.com.br/acf/ed/5" text:style-name="Internet_20_link" text:visited-style-name="Visited_20_Internet_20_Link"><text:span text:style-name="T1">ESDRAS 5</text:span></text:a><text:bookmark-end text:name="__RefHeading___Toc2122_1522826305"/></text:h>
        <text:p text:style-name="P1"/>
        <text:p text:style-name="P2">Deus envia uma mensagem àqueles Judeus por meio dos dois profetas. (Iremos ler seus <text:soft-page-break/>livros em breve).</text:p>
        <text:p text:style-name="P1"/>
        <text:p text:style-name="P1"><text:a xlink:type="simple" xlink:href="http://bibliaonline.com.br/acf/ed/5/2" text:style-name="Internet_20_link" text:visited-style-name="Visited_20_Internet_20_Link"><text:span text:style-name="T1">Ed 5:2</text:span></text:a><text:span text:style-name="T1"> Depois de ouvirem a mensagem de Deus, eles voltam a construir a cada do Senhor com grande energia.</text:span></text:p>
        <text:p text:style-name="P1"/>
        <text:p text:style-name="P1"><text:a xlink:type="simple" xlink:href="http://bibliaonline.com.br/acf/ed/5/3,7" text:style-name="Internet_20_link" text:visited-style-name="Visited_20_Internet_20_Link"><text:span text:style-name="T1">Ed 5:3,7</text:span></text:a><text:span text:style-name="T1"> O inimigo continua ativo.</text:span></text:p>
        <text:p text:style-name="P1"/>
        <text:p text:style-name="P1"><text:a xlink:type="simple" xlink:href="http://bibliaonline.com.br/acf/ed/5/5" text:style-name="Internet_20_link" text:visited-style-name="Visited_20_Internet_20_Link"><text:span text:style-name="T1">Ed 5:5</text:span></text:a><text:span text:style-name="T1"> Eles haviam escutado a Palavra de Deus (no </text:span><text:a xlink:type="simple" xlink:href="http://bibliaonline.com.br/acf/ed/5/1" text:style-name="Internet_20_link" text:visited-style-name="Visited_20_Internet_20_Link"><text:span text:style-name="T1">vers. 1</text:span></text:a><text:span text:style-name="T1">) e agora Deus vigiava por Eles! De que mais precisavam? Nem nós!</text:span></text:p>
        <text:p text:style-name="P1"/>
        <text:p text:style-name="P1"><text:a xlink:type="simple" xlink:href="http://bibliaonline.com.br/acf/ed/5/6-17" text:style-name="Internet_20_link" text:visited-style-name="Visited_20_Internet_20_Link"><text:span text:style-name="T1">Ed 5:6-17</text:span></text:a><text:span text:style-name="T1"> Outra carta é enviada ao rei. Desta vez é para o rei Dario, pois ele havia sucedido Artaxerxes. Esta carta dá um relato completo do que está acontecendo em Jerusalém. Eles apresentaram uma descrição verdadeira, e cheia de fé, do que estavam fazendo, e do por quê estavam fazendo.</text:span></text:p>
        <text:p text:style-name="P1"/>
        <text:p text:style-name="P1"><text:a xlink:type="simple" xlink:href="http://bibliaonline.com.br/acf/ed/5/11" text:style-name="Internet_20_link" text:visited-style-name="Visited_20_Internet_20_Link"><text:span text:style-name="T1">Ed 5:11</text:span></text:a><text:span text:style-name="T1"> O que os Judeus disseram aos que queriam que o trabalho fosse interrompido...</text:span></text:p>
        <text:p text:style-name="P1"/>
        <text:p text:style-name="P1"><text:a xlink:type="simple" xlink:href="http://bibliaonline.com.br/acf/ed/5/12" text:style-name="Internet_20_link" text:visited-style-name="Visited_20_Internet_20_Link"><text:span text:style-name="T1">Ed 5:12</text:span></text:a><text:span text:style-name="T1"> Não foi pelo poder do inimigo que o templo de Salomão havia sido destruído, mas pelo próprio pecado deles.</text:span></text:p>
        <text:p text:style-name="P1"/>
        <text:p text:style-name="P1"><text:a xlink:type="simple" xlink:href="http://bibliaonline.com.br/acf/ed/5/17" text:style-name="Internet_20_link" text:visited-style-name="Visited_20_Internet_20_Link"><text:span text:style-name="T1">Ed 5:17</text:span></text:a><text:span text:style-name="T1"> É feita uma busca em Babilônia para verificar se os Judeus realmente tinham autoridade do rei Ciro para continuar com o trabalho da casa do Senhor.</text:span></text:p>
        <text:p text:style-name="P1"/>
        <text:h text:style-name="P5" text:outline-level="2"><text:bookmark-start text:name="__RefHeading___Toc2124_1522826305"/>#989<text:bookmark-end text:name="__RefHeading___Toc2124_1522826305"/></text:h>
        <text:p text:style-name="P1"/>
        <text:p text:style-name="P2">A conversão de pecadores -- a edificação dos crentes -- são coisas muito preciosas. Mas não são estes os objetivos da alma. O objetivo deve ser agradar a Deus.</text:p>
        <text:p text:style-name="P1"/>
        <text:h text:style-name="P4" text:outline-level="2"><text:bookmark-start text:name="__RefHeading___Toc2126_1522826305"/><text:a xlink:type="simple" xlink:href="http://bibliaonline.com.br/acf/ed/6" text:style-name="Internet_20_link" text:visited-style-name="Visited_20_Internet_20_Link"><text:span text:style-name="T1">ESDRAS 6</text:span></text:a><text:bookmark-end text:name="__RefHeading___Toc2126_1522826305"/></text:h>
        <text:p text:style-name="P1"/>
        <text:p text:style-name="P1"><text:a xlink:type="simple" xlink:href="http://bibliaonline.com.br/acf/ed/6/1-12" text:style-name="Internet_20_link" text:visited-style-name="Visited_20_Internet_20_Link"><text:span text:style-name="T1">Ed 6:1-12</text:span></text:a><text:span text:style-name="T1"> A maravilhosa resposta do rei da Medo-Pérsia. Eles não só estavam livres para continuar a trabalhar, mas o Senhor toca o coração de Dario! Ele responde aos inimigos da obra do Senhor desta maneira.</text:span></text:p>
        <text:p text:style-name="P1"><text:soft-page-break/></text:p>
        <text:p text:style-name="P1"><text:a xlink:type="simple" xlink:href="http://bibliaonline.com.br/acf/ed/6/7" text:style-name="Internet_20_link" text:visited-style-name="Visited_20_Internet_20_Link"><text:span text:style-name="T1">Ed 6:7</text:span></text:a><text:span text:style-name="T1"> "Deixem a obra do Senhor em paz!"</text:span></text:p>
        <text:p text:style-name="P1"/>
        <text:p text:style-name="P1"><text:a xlink:type="simple" xlink:href="http://bibliaonline.com.br/acf/ed/6/8" text:style-name="Internet_20_link" text:visited-style-name="Visited_20_Internet_20_Link"><text:span text:style-name="T1">Ed 6:8</text:span></text:a><text:span text:style-name="T1"> A despesa (dinheiro) dada a esses homens.</text:span></text:p>
        <text:p text:style-name="P1"/>
        <text:p text:style-name="P1"><text:a xlink:type="simple" xlink:href="http://bibliaonline.com.br/acf/ed/6/9" text:style-name="Internet_20_link" text:visited-style-name="Visited_20_Internet_20_Link"><text:span text:style-name="T1">Ed 6:9</text:span></text:a><text:span text:style-name="T1"> Esses judeus agora tinham mais liberdade para ajudar do que antes! (Quando somos descuidados em nossa vida e frios em nosso coração, Satanás nos engana, e perdemos nosso poder e discernimento).</text:span></text:p>
        <text:p text:style-name="P1"/>
        <text:p text:style-name="P1"><text:a xlink:type="simple" xlink:href="http://bibliaonline.com.br/acf/ed/6/15" text:style-name="Internet_20_link" text:visited-style-name="Visited_20_Internet_20_Link"><text:span text:style-name="T1">Ed 6:15</text:span></text:a><text:span text:style-name="T1"> E a casa foi terminada...</text:span></text:p>
        <text:p text:style-name="P1"/>
        <text:p text:style-name="P1"><text:a xlink:type="simple" xlink:href="http://bibliaonline.com.br/acf/ed/6/16" text:style-name="Internet_20_link" text:visited-style-name="Visited_20_Internet_20_Link"><text:span text:style-name="T1">Ed 6:16</text:span></text:a><text:span text:style-name="T1"> Compare o sacrifício da dedicação dessa casa, com a dedicação do templo de Salomão em 1 Reis </text:span><text:a xlink:type="simple" xlink:href="http://bibliaonline.com.br/acf/1rs/8/10,11" text:style-name="Internet_20_link" text:visited-style-name="Visited_20_Internet_20_Link"><text:span text:style-name="T1">8, vers. 10-11</text:span></text:a><text:span text:style-name="T1">, quando a glória do Senhor encheu o templo de Salomão. Mas já não havia tais sinais aqui nos dias de Esdras.</text:span></text:p>
        <text:p text:style-name="P1"/>
        <text:p text:style-name="P1"><text:a xlink:type="simple" xlink:href="http://bibliaonline.com.br/acf/ed/6/21-22" text:style-name="Internet_20_link" text:visited-style-name="Visited_20_Internet_20_Link"><text:span text:style-name="T1">Ed 6:21-22</text:span></text:a><text:span text:style-name="T1"> Conte sete coisas que algumas pessoas fizeram ou que aconteceram a elas.</text:span></text:p>
        <text:p text:style-name="P1"/>
        <text:p text:style-name="P1"><text:a xlink:type="simple" xlink:href="http://bibliaonline.com.br/acf/ed/6/22" text:style-name="Internet_20_link" text:visited-style-name="Visited_20_Internet_20_Link"><text:span text:style-name="T1">Ed 6:22</text:span></text:a><text:span text:style-name="T1"> Com a ajuda de Deus a casa do Senhor foi reconstruída. A Páscoa e a festa dos pães ázimos foram celebradas com ALEGRIA, porque "o Senhor os tinha alegrado". Estes capítulos completam a história do primeiro retorno dos Judeus cativos da Babilônia para Jerusalém.</text:span></text:p>
        <text:p text:style-name="P1"/>
        <text:h text:style-name="P5" text:outline-level="2"><text:bookmark-start text:name="__RefHeading___Toc2128_1522826305"/>#990<text:bookmark-end text:name="__RefHeading___Toc2128_1522826305"/></text:h>
        <text:p text:style-name="P1"/>
        <text:p text:style-name="P2">Só existem dois tipos de testemunho -- os lábios e a vida. E os lábios deveriam ser tão somente a expressão daquilo que foi primeiro produzido na vida.</text:p>
        <text:p text:style-name="P1"/>
        <text:h text:style-name="P4" text:outline-level="2"><text:bookmark-start text:name="__RefHeading___Toc2130_1522826305"/><text:a xlink:type="simple" xlink:href="http://bibliaonline.com.br/acf/ed/7/1-10" text:style-name="Internet_20_link" text:visited-style-name="Visited_20_Internet_20_Link"><text:span text:style-name="T1">ESDRAS 7, Vers. 1-10</text:span></text:a><text:bookmark-end text:name="__RefHeading___Toc2130_1522826305"/></text:h>
        <text:p text:style-name="P1"/>
        <text:p text:style-name="P1"><text:span text:style-name="T1">Cerca de oitenta anos se passaram entre os </text:span><text:a xlink:type="simple" xlink:href="http://bibliaonline.com.br/acf/ed/6" text:style-name="Internet_20_link" text:visited-style-name="Visited_20_Internet_20_Link"><text:span text:style-name="T1">capítulos 6</text:span></text:a><text:span text:style-name="T1"> e 7. Aqui no final do livro, Esdras aparece pela primeira vez e fala pessoalmente de guiar o segundo grupo para fora de Babilônia.</text:span></text:p>
        <text:p text:style-name="P1"/>
        <text:p text:style-name="P1"><text:soft-page-break/><text:a xlink:type="simple" xlink:href="http://bibliaonline.com.br/acf/ed/7/1-5" text:style-name="Internet_20_link" text:visited-style-name="Visited_20_Internet_20_Link"><text:span text:style-name="T1">Ed 7:1-5</text:span></text:a><text:span text:style-name="T1"> Esdras era descendente de Aarão, portanto era um sacerdote de nascença.</text:span></text:p>
        <text:p text:style-name="P1"/>
        <text:p text:style-name="P1"><text:a xlink:type="simple" xlink:href="http://bibliaonline.com.br/acf/ed/7/6" text:style-name="Internet_20_link" text:visited-style-name="Visited_20_Internet_20_Link"><text:span text:style-name="T1">Ed 7:6</text:span></text:a><text:span text:style-name="T1"> Esdras também lê cuidadosamente a lei de Moisés. Era esta a única maneira de ser de ajuda para os demais.</text:span></text:p>
        <text:p text:style-name="P1"/>
        <text:p text:style-name="P1"><text:a xlink:type="simple" xlink:href="http://bibliaonline.com.br/acf/ed/7/10" text:style-name="Internet_20_link" text:visited-style-name="Visited_20_Internet_20_Link"><text:span text:style-name="T1">Ed 7:10</text:span></text:a><text:span text:style-name="T1"> Repare três coisas neste versículo. Isso também é bom para nós.</text:span></text:p>
        <text:p text:style-name="P1"/>
        <text:h text:style-name="P5" text:outline-level="2"><text:bookmark-start text:name="__RefHeading___Toc2132_1522826305"/>#991<text:bookmark-end text:name="__RefHeading___Toc2132_1522826305"/></text:h>
        <text:p text:style-name="P1"/>
        <text:p text:style-name="P2">Não há crescimento sem desafio, e não pode haver desafio sem mudança.</text:p>
        <text:p text:style-name="P1"/>
        <text:h text:style-name="P4" text:outline-level="2"><text:bookmark-start text:name="__RefHeading___Toc2134_1522826305"/><text:a xlink:type="simple" xlink:href="http://bibliaonline.com.br/acf/ed/7/11-28" text:style-name="Internet_20_link" text:visited-style-name="Visited_20_Internet_20_Link"><text:span text:style-name="T1">ESDRAS 7, Vers 11-28</text:span></text:a><text:bookmark-end text:name="__RefHeading___Toc2134_1522826305"/></text:h>
        <text:p text:style-name="P1"/>
        <text:p text:style-name="P1"><text:a xlink:type="simple" xlink:href="http://bibliaonline.com.br/acf/ed/7/11-26" text:style-name="Internet_20_link" text:visited-style-name="Visited_20_Internet_20_Link"><text:span text:style-name="T1">Ed 7:11-26</text:span></text:a><text:span text:style-name="T1"> Esta carta o rei deu a Esdras quando ele saiu de Babilônia para Jerusalém. Repare no </text:span><text:a xlink:type="simple" xlink:href="http://bibliaonline.com.br/acf/ed/7/13" text:style-name="Internet_20_link" text:visited-style-name="Visited_20_Internet_20_Link"><text:span text:style-name="T1">versículo 13</text:span></text:a><text:span text:style-name="T1">... "que quiser ir contigo a Jerusalém, vá." Cada um estava livre para ir ou ficar. Ficar provavelmente significasse prosperidade, enquanto ir significaria dificuldade, mas era agradável ao Senhor.</text:span></text:p>
        <text:p text:style-name="P1"/>
        <text:p text:style-name="P1"><text:a xlink:type="simple" xlink:href="http://bibliaonline.com.br/acf/ed/7/25" text:style-name="Internet_20_link" text:visited-style-name="Visited_20_Internet_20_Link"><text:span text:style-name="T1">Ed 7:25</text:span></text:a><text:span text:style-name="T1"> Repare no que o rei disse que Esdras tinha em mãos.</text:span></text:p>
        <text:p text:style-name="P1"/>
        <text:p text:style-name="P1"><text:a xlink:type="simple" xlink:href="http://bibliaonline.com.br/acf/ed/7/27-28" text:style-name="Internet_20_link" text:visited-style-name="Visited_20_Internet_20_Link"><text:span text:style-name="T1">Ed 7:27-28</text:span></text:a><text:span text:style-name="T1"> Ele não assumiu para si o crédito, nem à sua influência para com o rei, mas agradeceu e louvou o Senhor por essa maravilhosa porta aberta. Repare quantas vezes a mão do Senhor está sobre Esdras.</text:span></text:p>
        <text:p text:style-name="P1"/>
        <text:h text:style-name="P5" text:outline-level="2"><text:bookmark-start text:name="__RefHeading___Toc2136_1522826305"/>#992<text:bookmark-end text:name="__RefHeading___Toc2136_1522826305"/></text:h>
        <text:p text:style-name="P1"/>
        <text:p text:style-name="P1"><text:span text:style-name="T1">As provas pelas quais você está passando estão lhe ensinando como ajudar alguém. 2 Coríntios </text:span><text:a xlink:type="simple" xlink:href="http://bibliaonline.com.br/acf/2co/1/4" text:style-name="Internet_20_link" text:visited-style-name="Visited_20_Internet_20_Link"><text:span text:style-name="T1">1:4</text:span></text:a></text:p>
        <text:p text:style-name="P1"/>
        <text:h text:style-name="P4" text:outline-level="2"><text:bookmark-start text:name="__RefHeading___Toc2138_1522826305"/><text:a xlink:type="simple" xlink:href="http://bibliaonline.com.br/acf/ed/8" text:style-name="Internet_20_link" text:visited-style-name="Visited_20_Internet_20_Link"><text:span text:style-name="T1">ESDRAS 8</text:span></text:a><text:bookmark-end text:name="__RefHeading___Toc2138_1522826305"/></text:h>
        <text:p text:style-name="P1"/>
        <text:p text:style-name="P1"><text:a xlink:type="simple" xlink:href="http://bibliaonline.com.br/acf/ed/8/1-14" text:style-name="Internet_20_link" text:visited-style-name="Visited_20_Internet_20_Link"><text:span text:style-name="T1">Ed 8:1-14</text:span></text:a><text:span text:style-name="T1"> Esses homens não sabiam que seus nomes seriam incluídos na Sagrada </text:span><text:soft-page-break/><text:span text:style-name="T1">Palavra de Deus, só por terem desejado ir a Jerusalém! Deus viu sua devoção, e hoje Ele continua a reparar no amor daqueles que desejam estar onde Sua Palavra os guiará. Que jornada cheia de significado, da Babilônia a Jerusalém. A Babilônia é uma figura, para nós, da corrupção da idolatria e do mundanismo, e Jerusalém é uma figura do privilégio de estar onde Ele colocou o Seu nome.</text:span></text:p>
        <text:p text:style-name="P1"/>
        <text:p text:style-name="P1"><text:a xlink:type="simple" xlink:href="http://bibliaonline.com.br/acf/ed/8/15-22" text:style-name="Internet_20_link" text:visited-style-name="Visited_20_Internet_20_Link"><text:span text:style-name="T1">Ed 8:15-22</text:span></text:a><text:span text:style-name="T1"> Nenhum dos filhos de Levi foram encontrados entre aqueles homens de boa vontade. Aparentemente eles se sentiam em casa estando em Babilônia e decidiram ficar ali.</text:span></text:p>
        <text:p text:style-name="P1"/>
        <text:p text:style-name="P1"><text:a xlink:type="simple" xlink:href="http://bibliaonline.com.br/acf/ed/8/18-20" text:style-name="Internet_20_link" text:visited-style-name="Visited_20_Internet_20_Link"><text:span text:style-name="T1">Ed 8:18-20</text:span></text:a><text:span text:style-name="T1"> Havia alguns que finalmente foram tocados para ir, e "foram todos mencionados por seus nomes".</text:span></text:p>
        <text:p text:style-name="P1"/>
        <text:p text:style-name="P1"><text:a xlink:type="simple" xlink:href="http://bibliaonline.com.br/acf/ed/8/21" text:style-name="Internet_20_link" text:visited-style-name="Visited_20_Internet_20_Link"><text:span text:style-name="T1">Ed 8:21</text:span></text:a><text:span text:style-name="T1"> Uma jornada longa e perigosa estava diante deles, por isso Esdras proclama um jejum. Ele queria um caminho seguro do Senhor, "para nós, para nossos filhos e para todos os nossos bens." Ele levava aquilo a sério! Se nós, que somos pais, desejamos que nossos filhos andem no caminho correto, devemos nós andar nele.</text:span></text:p>
        <text:p text:style-name="P1"/>
        <text:p text:style-name="P1"><text:a xlink:type="simple" xlink:href="http://bibliaonline.com.br/acf/ed/8/24-34" text:style-name="Internet_20_link" text:visited-style-name="Visited_20_Internet_20_Link"><text:span text:style-name="T1">Ed 8:24-34</text:span></text:a><text:span text:style-name="T1"> Esses homens têm uma enorme responsabilidade. No início da jornada eles recebem alguns tesouros. Lhes é ordenado, "vigiai, pois, e guardai-os..." </text:span><text:a xlink:type="simple" xlink:href="http://bibliaonline.com.br/acf/ed/8/29" text:style-name="Internet_20_link" text:visited-style-name="Visited_20_Internet_20_Link"><text:span text:style-name="T1">Vers. 29</text:span></text:a><text:span text:style-name="T1">. Muitos tesouros maravilhosos de verdade nos foram dados na Palavra de Deus. Que tesouro é saber que somos pedras vivas na igreja de Deus - que somos membros do corpo de Cristo - que fazemos parte da noiva de Cristo - que nosso Senhor virá logo para nos levar ao Lar. Escute Ele dizer, "vigiai, pois, e guardai-os!"</text:span></text:p>
        <text:p text:style-name="P1"/>
        <text:p text:style-name="P1"><text:a xlink:type="simple" xlink:href="http://bibliaonline.com.br/acf/ed/8/34" text:style-name="Internet_20_link" text:visited-style-name="Visited_20_Internet_20_Link"><text:span text:style-name="T1">Ed 8:34</text:span></text:a><text:span text:style-name="T1"> Quando eles chegaram ao final da jornada, tinham um relato escrito do que lhes foi dado quando começaram. A verdade de Deus nos foi dada para ser guardada e obedecida. Teremos que dar conta a Deus de como nós obedecemos esta ordem.</text:span></text:p>
        <text:p text:style-name="P1"/>
        <text:h text:style-name="P5" text:outline-level="2"><text:bookmark-start text:name="__RefHeading___Toc2140_1522826305"/>#993<text:bookmark-end text:name="__RefHeading___Toc2140_1522826305"/></text:h>
        <text:p text:style-name="P1"/>
        <text:p text:style-name="P2">Todo ato de desobediência de um Cristão demonstra uma falta de apreço pelo que Deus é, e pelo que Cristo fez.</text:p>
        <text:p text:style-name="P1"/>
        <text:h text:style-name="P4" text:outline-level="2"><text:bookmark-start text:name="__RefHeading___Toc2142_1522826305"/><text:soft-page-break/><text:a xlink:type="simple" xlink:href="http://bibliaonline.com.br/acf/ed/9" text:style-name="Internet_20_link" text:visited-style-name="Visited_20_Internet_20_Link"><text:span text:style-name="T1">ESDRAS 9</text:span></text:a><text:bookmark-end text:name="__RefHeading___Toc2142_1522826305"/></text:h>
        <text:p text:style-name="P1"/>
        <text:p text:style-name="P1"><text:a xlink:type="simple" xlink:href="http://bibliaonline.com.br/acf/ed/9/1" text:style-name="Internet_20_link" text:visited-style-name="Visited_20_Internet_20_Link"><text:span text:style-name="T1">Ed 9:1</text:span></text:a><text:span text:style-name="T1"> Esdras fica surpreso e muito transtornado ao descobrir que muitos, até mesmo os sacerdotes e príncipes, haviam se casado com esposas estrangeiras.</text:span></text:p>
        <text:p text:style-name="P1"/>
        <text:p text:style-name="P1"><text:a xlink:type="simple" xlink:href="http://bibliaonline.com.br/acf/ed/9/2" text:style-name="Internet_20_link" text:visited-style-name="Visited_20_Internet_20_Link"><text:span text:style-name="T1">Ed 9:2</text:span></text:a><text:span text:style-name="T1"> Um aviso. A "linhagem santa" refere-se aos Israelitas. Eles estavam se misturando e se casando com Gentios. Isso era proibido por Deus. E para aqueles dentre nós que realmente pertencem ao Senhor Jesus hoje, trata-se de algo sério e errado tomar um mesmo jugo ou ter amizade com aqueles que não conhecem o Senhor Jesus como Salvador. (</text:span><text:a xlink:type="simple" xlink:href="http://bibliaonline.com.br/acf/2co/6/14" text:style-name="Internet_20_link" text:visited-style-name="Visited_20_Internet_20_Link"><text:span text:style-name="T1">2 Co 6:14</text:span></text:a><text:span text:style-name="T1">, </text:span><text:a xlink:type="simple" xlink:href="http://bibliaonline.com.br/acf/tg/4/4" text:style-name="Internet_20_link" text:visited-style-name="Visited_20_Internet_20_Link"><text:span text:style-name="T1">Tg 4:4</text:span></text:a><text:span text:style-name="T1">).</text:span></text:p>
        <text:p text:style-name="P1"/>
        <text:p text:style-name="P1"><text:a xlink:type="simple" xlink:href="http://bibliaonline.com.br/acf/ed/9/3" text:style-name="Internet_20_link" text:visited-style-name="Visited_20_Internet_20_Link"><text:span text:style-name="T1">Ed 9:3</text:span></text:a><text:span text:style-name="T1"> A grande dor de Esdras aconteceu quando ele recebeu notícias da desobediência do povo de Deus.</text:span></text:p>
        <text:p text:style-name="P1"/>
        <text:p text:style-name="P1"><text:a xlink:type="simple" xlink:href="http://bibliaonline.com.br/acf/ed/9/4" text:style-name="Internet_20_link" text:visited-style-name="Visited_20_Internet_20_Link"><text:span text:style-name="T1">Ed 9:4</text:span></text:a><text:span text:style-name="T1"> A dor e humilhação pessoal de Esdras, tocou o coração daqueles que tiveram temor das palavras do Deus de Israel. Nós também devemos temer diante de Palavra de Deus. Na verdade havia aqui dois grupos, os culpados e os inocentes. Repare qual foi o grupo que temeu a Palavra de Deus. Será que esse temor dará algum resultado? Espere para ver.</text:span></text:p>
        <text:p text:style-name="P1"/>
        <text:p text:style-name="P1"><text:a xlink:type="simple" xlink:href="http://bibliaonline.com.br/acf/ed/9/6-8" text:style-name="Internet_20_link" text:visited-style-name="Visited_20_Internet_20_Link"><text:span text:style-name="T1">Ed 9:6-8</text:span></text:a><text:span text:style-name="T1"> Primeiro - Esdras coloca-se entre os culpados, ao dizer, "estou envergonhado... nossas iniqüidades... nossa culpa". Em seguida, ele justificou a Deus por tudo o que havia acontecido a eles no passado, "por causa das nossas iniqüidades somos entregues na mão dos reis das terras..." e, então, ele fala da graça que o Senhor lhes havia demonstrado. (Confessemos hoje o quanto temos falhado, e nunca culpemos Deus por nossas dificuldades. Ele é gracioso e fiel).</text:span></text:p>
        <text:p text:style-name="P1"/>
        <text:h text:style-name="P5" text:outline-level="2"><text:bookmark-start text:name="__RefHeading___Toc2144_1522826305"/>#994<text:bookmark-end text:name="__RefHeading___Toc2144_1522826305"/></text:h>
        <text:p text:style-name="P1"/>
        <text:p text:style-name="P2">Nosso Senhor não exige um bom desempenho, apenas uma vida de bons frutos.</text:p>
        <text:p text:style-name="P1"/>
        <text:h text:style-name="P4" text:outline-level="2"><text:bookmark-start text:name="__RefHeading___Toc2146_1522826305"/><text:a xlink:type="simple" xlink:href="http://bibliaonline.com.br/acf/ed/10" text:style-name="Internet_20_link" text:visited-style-name="Visited_20_Internet_20_Link"><text:span text:style-name="T1">ESDRAS 10</text:span></text:a><text:bookmark-end text:name="__RefHeading___Toc2146_1522826305"/></text:h>
        <text:p text:style-name="P1"/>
        <text:p text:style-name="P1"><text:soft-page-break/><text:a xlink:type="simple" xlink:href="http://bibliaonline.com.br/acf/ed/10/1" text:style-name="Internet_20_link" text:visited-style-name="Visited_20_Internet_20_Link"><text:span text:style-name="T1">Ed 10:1</text:span></text:a><text:span text:style-name="T1"> Que resultado magnífico da confissão e pranto de um homem. As notícias se espalham e logo há uma grande congregação reunida e chorando diante da casa de Deus (</text:span><text:a xlink:type="simple" xlink:href="http://bibliaonline.com.br/acf/ec/7/2" text:style-name="Internet_20_link" text:visited-style-name="Visited_20_Internet_20_Link"><text:span text:style-name="T1">Ec 7:2</text:span></text:a><text:span text:style-name="T1">).</text:span></text:p>
        <text:p text:style-name="P1"/>
        <text:p text:style-name="P1"><text:a xlink:type="simple" xlink:href="http://bibliaonline.com.br/acf/ed/10/2-5" text:style-name="Internet_20_link" text:visited-style-name="Visited_20_Internet_20_Link"><text:span text:style-name="T1">Ed 10:2-5</text:span></text:a><text:span text:style-name="T1"> Um homem sugere um remédio muito forte e difícil. Uma completa confissão de sua culpa, e o desejo de se separarem daquilo que estava desagradando ao Senhor.</text:span></text:p>
        <text:p text:style-name="P1"/>
        <text:p text:style-name="P1"><text:a xlink:type="simple" xlink:href="http://bibliaonline.com.br/acf/ed/10/3" text:style-name="Internet_20_link" text:visited-style-name="Visited_20_Internet_20_Link"><text:span text:style-name="T1">Ed 10:3</text:span></text:a><text:span text:style-name="T1"> As esposas e filhos eram para ser mandados embora. Isso estava de acordo com a lei que os considerava impuros. Em </text:span><text:a xlink:type="simple" xlink:href="http://bibliaonline.com.br/acf/1co/7/14" text:style-name="Internet_20_link" text:visited-style-name="Visited_20_Internet_20_Link"><text:span text:style-name="T1">1 Co 7, vers. 14</text:span></text:a><text:span text:style-name="T1"> você vê o contraste entre a lei e a graça de. Em </text:span><text:a xlink:type="simple" xlink:href="http://bibliaonline.com.br/acf/1co/7/" text:style-name="Internet_20_link" text:visited-style-name="Visited_20_Internet_20_Link"><text:span text:style-name="T1">1 Co 7</text:span></text:a><text:span text:style-name="T1">, nem a esposa, nem os filhos precisam ser mandados embora se o marido se tornar crente. Continua sendo errado e uma desobediência se casar com um incrédulo. Um crente pode rogar a Deus que o(a) companheiro(a) e os filhos sejam salvos.</text:span></text:p>
        <text:p text:style-name="P1"/>
        <text:p text:style-name="P1"><text:a xlink:type="simple" xlink:href="http://bibliaonline.com.br/acf/ed/10/9-10" text:style-name="Internet_20_link" text:visited-style-name="Visited_20_Internet_20_Link"><text:span text:style-name="T1">Ed 10:9-10</text:span></text:a><text:span text:style-name="T1"> Esdras primeiro explica qual foi o pecado deles, e então insiste para que confessem e, finalmente, lhes comunica a responsabilidade que têm de se separarem. Confessar é uma coisa, mas deve haver um afastamento do próprio pecado. Não teriam "mulheres estranhas" se tivessem mantido uma separação adequada do povo da terra.</text:span></text:p>
        <text:p text:style-name="P1"/>
        <text:p text:style-name="P1"><text:a xlink:type="simple" xlink:href="http://bibliaonline.com.br/acf/ed/10/18" text:style-name="Internet_20_link" text:visited-style-name="Visited_20_Internet_20_Link"><text:span text:style-name="T1">Ed 10:18</text:span></text:a><text:span text:style-name="T1"> A lista real dos que eram culpados, e começa com os sacerdotes! Eles eram muito mais responsáveis por causa de sua posição e influência.</text:span>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1" svg:font-family="Albany, sans-serif"/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" style:font-family-complex="FreeSans" style:font-size-complex="18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6T18:05:52.554753465</dc:date>
    <meta:creation-date>2018-06-11T22:51:04.642681485</meta:creation-date>
    <meta:generator>LibreOffice/6.0.7.3$Linux_X86_64 LibreOffice_project/00m0$Build-3</meta:generator>
    <meta:editing-duration>PT16M19S</meta:editing-duration>
    <meta:editing-cycles>1</meta:editing-cycles>
    <meta:document-statistic meta:table-count="0" meta:image-count="0" meta:object-count="0" meta:page-count="10" meta:paragraph-count="95" meta:word-count="2493" meta:character-count="14154" meta:non-whitespace-character-count="11755"/>
  </office:meta>
</office:document-meta>
</file>